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ViewEndpointListener.generateLinks( PrintWriter writer , Collection &lt; String &gt; 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EndpointListener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EndpointListener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EndpointListener.doRen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tViewEndpointListener.encod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tViewEndpointListener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EndpointListener.generateLinks( PrintWriter writer , Collection &lt; String &gt; lines , String sty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tViewEndpointListener.formatEndpoint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tViewEndpointListener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EndpointListener.generateFile( PrintWriter 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